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 style:vertical-align="bottom"/>
    </style:style>
    <style:style style:name="P2" style:family="paragraph">
      <style:paragraph-properties style:vertical-align="top"/>
    </style:style>
    <style:style style:name="P3" style:family="paragraph">
      <style:paragraph-properties style:vertical-align="middle"/>
    </style:style>
    <style:style style:name="P4" style:family="paragraph">
      <style:paragraph-properties style:vertical-align="auto"/>
    </style:style>
    <style:style style:name="T1" style:family="text">
      <style:text-properties fo:font-size="20pt" style:font-size-asian="20pt" style:font-size-complex="20pt"/>
    </style:style>
  </office:automatic-styles>
  <office:body>
    <office:text>
      <text:p text:style-name="P1">
   This is an example of paragraph with the<text:span text:style-name="T1"> Vertical Alignment of bottom.</text:span>
    </text:p>
      <text:p/>
      <text:p text:style-name="P2">
   This is an example of paragraph with the <text:span text:style-name="T1">Vertical Alignment of top.</text:span>
    </text:p>
      <text:p/>
      <text:p text:style-name="P3">
   This is an example of paragraph with the <text:span text:style-name="T1">Vertical Alignment of middle.</text:span>
    </text:p>
      <text:p/>
      <text:p text:style-name="P4">
   This is an example of paragraph with the <text:span text:style-name="T1"> Vertical Alignment of auto.</text:span>
    </text:p>
      <text:p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